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780000004384FED7625B930E8C5.png" manifest:media-type="image/png"/>
  <manifest:file-entry manifest:full-path="Pictures/10000000000002AC000001813410F793F6569CE2.jpg" manifest:media-type="image/jpeg"/>
  <manifest:file-entry manifest:full-path="Pictures/10000000000004000000030060E75E524021B058.jpg" manifest:media-type="image/jpeg"/>
  <manifest:file-entry manifest:full-path="Pictures/10000000000004000000028F386BC369CCD88027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4" style:repeat="stretch" presentation:display-footer="true" presentation:display-page-number="false" presentation:display-date-time="true" smil:type="pinWheelWipe" smil:subtype="oneBlad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7" style:repeat="stretch" presentation:display-footer="true" presentation:display-page-number="false" presentation:display-date-time="true" smil:type="pinWheelWipe" smil:subtype="oneBlade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Bitmap_20_8" style:repeat="stretch" presentation:display-footer="true" presentation:display-page-number="false" presentation:display-date-time="true" smil:type="pinWheelWipe" smil:subtype="oneBlad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606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Objet_20_sans_20_remplissage_20_et_20_sans_20_ligne">
      <style:graphic-properties draw:textarea-vertical-align="middle" draw:ole-draw-aspect="1" style:protect="size"/>
    </style:style>
    <style:style style:name="pr1" style:family="presentation" style:parent-style-name="Standard-title">
      <style:graphic-properties fo:min-height="2.9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title">
      <style:graphic-properties draw:auto-grow-height="true" fo:min-height="2.63cm"/>
    </style:style>
    <style:style style:name="pr5" style:family="presentation" style:parent-style-name="Standard-title">
      <style:graphic-properties fo:min-height="2.6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edcc6" fo:font-size="66pt" style:font-size-asian="66pt" style:font-size-complex="66pt"/>
    </style:style>
    <style:style style:name="P3" style:family="paragraph">
      <loext:graphic-properties draw:fill-color="#ffffff"/>
    </style:style>
    <style:style style:name="P4" style:family="paragraph">
      <style:text-properties fo:color="#fff200" fo:font-size="66pt"/>
    </style:style>
    <style:style style:name="P5" style:family="paragraph">
      <style:text-properties fo:font-size="18pt" style:text-underline-style="none"/>
    </style:style>
    <style:style style:name="P6" style:family="paragraph">
      <loext:graphic-properties draw:fill="none"/>
      <style:text-properties fo:font-size="18pt" style:text-underline-style="none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text-properties fo:color="#fffbcc" fo:font-size="66pt" style:font-size-asian="66pt" style:font-size-complex="6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fff9ae"/>
    </style:style>
    <style:style style:name="P11" style:family="paragraph">
      <style:text-properties fo:color="#fff9ae" fo:font-size="66pt" style:font-size-asian="66pt" style:font-size-complex="66pt"/>
    </style:style>
    <style:style style:name="T1" style:family="text">
      <style:text-properties fo:color="#fedcc6" fo:font-size="66pt" style:font-size-asian="66pt" style:font-size-complex="66pt"/>
    </style:style>
    <style:style style:name="T2" style:family="text">
      <style:text-properties fo:color="#fff200" fo:font-size="66pt"/>
    </style:style>
    <style:style style:name="T3" style:family="text">
      <style:text-properties fo:color="#fff9ae" fo:font-size="66pt" style:text-underline-style="none" style:font-size-asian="66pt" style:font-size-complex="66pt"/>
    </style:style>
    <style:style style:name="T4" style:family="text">
      <style:text-properties fo:color="#fffbcc" fo:font-size="66pt" style:font-size-asian="66pt" style:font-size-complex="66pt"/>
    </style:style>
    <style:style style:name="T5" style:family="text">
      <style:text-properties fo:color="#fff9a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2" draw:layer="layout" svg:width="25.198cm" svg:height="2.93cm" svg:x="1.395cm" svg:y="1.247cm" presentation:class="title" presentation:user-transformed="true">
          <draw:text-box>
            <text:p text:style-name="P1"><text:span text:style-name="T1">DUEL DE SORTS</text:span></text:p>
          </draw:text-box>
        </draw:frame>
        <anim:par presentation:node-type="timing-root">
          <anim:par smil:begin="id1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xml:id="id2" draw:id="id2">
        <office:forms form:automatic-focus="false" form:apply-design-mode="false"/>
        <draw:frame presentation:style-name="pr3" draw:text-style-name="P4" draw:layer="layout" svg:width="25.198cm" svg:height="2.629cm" svg:x="2cm" svg:y="11.998cm" presentation:class="title" presentation:user-transformed="true">
          <draw:text-box>
            <text:p><text:span text:style-name="T2">SPRINT 2</text:span></text:p>
          </draw:text-box>
        </draw:frame>
        <anim:par presentation:node-type="timing-root">
          <anim:par smil:begin="id2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anim:par presentation:node-type="timing-root">
          <anim:par smil:begin="id3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 xml:id="id4" draw:id="id4">
        <office:forms form:automatic-focus="false" form:apply-design-mode="false"/>
        <draw:frame draw:style-name="gr2" draw:text-style-name="P6" draw:layer="layout" svg:width="10.472cm" svg:height="2.856cm" svg:x="9.2cm" svg:y="11.2cm">
          <draw:text-box>
            <text:p text:style-name="P5"><text:span text:style-name="T3">LE BLOG</text:span></text:p>
          </draw:text-box>
        </draw:frame>
        <draw:frame draw:style-name="gr3" draw:text-style-name="P7" draw:layer="layout" svg:width="23.266cm" svg:height="1.185cm" svg:x="2.8cm" svg:y="14cm">
          <draw:text-box>
            <text:p text:style-name="P1"><text:a xlink:href="https://wildcodeschool.github.io/reims-1018-java-le-duel/index.html" xlink:type="simple">https://wildcodeschool.github.io/reims-1018-java-le-duel/index.html</text:a></text:p>
          </draw:text-box>
        </draw:frame>
        <draw:frame draw:style-name="gr4" draw:text-style-name="P1" draw:layer="layout" svg:width="1.999cm" svg:height="0.999cm" svg:x="13.086cm" svg:y="7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par smil:begin="id4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frame presentation:style-name="pr4" draw:text-style-name="P8" draw:layer="layout" svg:width="25.198cm" svg:height="2.63cm" svg:x="1.397cm" svg:y="2.368cm" presentation:class="title" presentation:user-transformed="true">
          <draw:text-box>
            <text:p><text:span text:style-name="T4">DEMO</text:span></text:p>
          </draw:text-box>
        </draw:frame>
        <anim:par presentation:node-type="timing-root">
          <anim:par smil:begin="id5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Standard" presentation:presentation-page-layout-name="AL2T1" xml:id="id6" draw:id="id6">
        <office:forms form:automatic-focus="false" form:apply-design-mode="false"/>
        <draw:frame presentation:style-name="pr5" draw:text-style-name="P11" draw:layer="layout" svg:width="25.198cm" svg:height="2.631cm" svg:x="1.2cm" svg:y="0cm" presentation:class="title" presentation:user-transformed="true">
          <draw:text-box>
            <text:p text:style-name="P10"><text:span text:style-name="T5">CONCLUSION</text:span></text:p>
          </draw:text-box>
        </draw:frame>
        <anim:par presentation:node-type="timing-root">
          <anim:par smil:begin="id6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4" draw:display-name="Bitmap 4" xlink:href="Pictures/10000000000004000000030060E75E524021B058.jpg" xlink:type="simple" xlink:show="embed" xlink:actuate="onLoad"/>
    <draw:fill-image draw:name="Bitmap_20_7" draw:display-name="Bitmap 7" xlink:href="Pictures/10000000000004000000028F386BC369CCD88027.jpg" xlink:type="simple" xlink:show="embed" xlink:actuate="onLoad"/>
    <draw:fill-image draw:name="Bitmap_20_8" draw:display-name="Bitmap 8" xlink:href="Pictures/10000000000002AC000001813410F793F6569CE2.jpg" xlink:type="simple" xlink:show="embed" xlink:actuate="onLoad"/>
    <draw:fill-image draw:name="background" xlink:href="Pictures/1000020100000780000004384FED7625B930E8C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7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8cm" svg:height="2.631cm" svg:x="1.395cm" svg:y="0.628cm" presentation:class="title" presentation:placeholder="true">
        <draw:text-box/>
      </draw:frame>
      <draw:frame presentation:style-name="Standard-outline1" draw:layer="backgroundobjects" svg:width="25.198cm" svg:height="9.134cm" svg:x="1.395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39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1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1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13:34:58.074704477</meta:creation-date>
    <dc:date>2018-11-23T10:23:09.666287321</dc:date>
    <meta:editing-duration>PT1H26M40S</meta:editing-duration>
    <meta:editing-cycles>18</meta:editing-cycles>
    <meta:generator>LibreOffice/6.0.6.2$Linux_X86_64 LibreOffice_project/00m0$Build-2</meta:generator>
    <meta:document-statistic meta:object-count="40"/>
  </office:meta>
</office:document-meta>
</file>

<file path=Object 1/content.xml><?xml version="1.0" encoding="utf-8"?>
<math xmlns="http://www.w3.org/1998/Math/MathML" display="block"/>
</file>